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4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경기도 성남시 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110:developer.D210 developer.D2:developer.D1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9:08:20.1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2T09:30:33.113000000</dc:date>
    <meta:editing-duration>P3DT1H49M19S</meta:editing-duration>
    <meta:editing-cycles>1175</meta:editing-cycles>
    <meta:document-statistic meta:table-count="4" meta:cell-count="377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